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fd7" officeooo:paragraph-rsid="0001bfd7"/>
    </style:style>
    <style:style style:name="P2" style:family="paragraph" style:parent-style-name="Standard">
      <style:text-properties fo:font-size="18pt" fo:font-weight="bold" officeooo:rsid="0001bfd7" officeooo:paragraph-rsid="0001bfd7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2pt" fo:font-style="italic" style:text-underline-style="solid" style:text-underline-width="auto" style:text-underline-color="font-color" fo:font-weight="bold" officeooo:rsid="0001bfd7" officeooo:paragraph-rsid="0001bfd7" style:font-size-asian="19.25pt" style:font-style-asian="italic" style:font-weight-asian="bold" style:font-size-complex="2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Lien github</text:p>
      <text:p text:style-name="P1"/>
      <text:p text:style-name="P2">https://github.com/docteur-yvelab/Gestion-Bibliotheq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4:02:16.159290872</meta:creation-date>
    <meta:print-date>2026-01-12T14:14:11.451410205</meta:print-date>
    <meta:printed-by>PDF files</meta:printed-by>
    <dc:date>2026-01-12T14:15:05.423775141</dc:date>
    <meta:editing-duration>PT53S</meta:editing-duration>
    <meta:editing-cycles>1</meta:editing-cycles>
    <meta:document-statistic meta:table-count="0" meta:image-count="0" meta:object-count="0" meta:page-count="1" meta:paragraph-count="2" meta:word-count="3" meta:character-count="65" meta:non-whitespace-character-count="64"/>
    <meta:generator>LibreOffice/24.2.7.2$Linux_X86_64 LibreOffice_project/420$Build-2</meta:generator>
  </office:meta>
</office:document-meta>
</file>